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6dae"/>
    </style:style>
    <style:style style:name="P2" style:family="paragraph" style:parent-style-name="Text_20_body">
      <style:paragraph-properties fo:text-align="center" style:justify-single-word="false"/>
      <style:text-properties officeooo:paragraph-rsid="00146dae"/>
    </style:style>
    <style:style style:name="P3" style:family="paragraph" style:parent-style-name="Text_20_body">
      <style:paragraph-properties fo:text-align="start" style:justify-single-word="false"/>
      <style:text-properties officeooo:rsid="001c4a3b" officeooo:paragraph-rsid="001c4a3b"/>
    </style:style>
    <style:style style:name="P4" style:family="paragraph" style:parent-style-name="Text_20_body">
      <style:text-properties officeooo:paragraph-rsid="001e4beb"/>
    </style:style>
    <style:style style:name="P5" style:family="paragraph" style:parent-style-name="Text_20_body">
      <style:text-properties officeooo:paragraph-rsid="001f4421"/>
    </style:style>
    <style:style style:name="P6" style:family="paragraph" style:parent-style-name="Title">
      <style:text-properties officeooo:paragraph-rsid="001c4a3b"/>
    </style:style>
    <style:style style:name="T1" style:family="text">
      <style:text-properties officeooo:rsid="0012decf"/>
    </style:style>
    <style:style style:name="T2" style:family="text">
      <style:text-properties officeooo:rsid="001442be"/>
    </style:style>
    <style:style style:name="T3" style:family="text">
      <style:text-properties officeooo:rsid="00146dae"/>
    </style:style>
    <style:style style:name="T4" style:family="text">
      <style:text-properties fo:font-weight="bold" officeooo:rsid="00146dae" style:font-weight-asian="bold" style:font-weight-complex="bold"/>
    </style:style>
    <style:style style:name="T5" style:family="text">
      <style:text-properties fo:font-weight="bold" officeooo:rsid="001e4beb" style:font-weight-asian="bold" style:font-weight-complex="bold"/>
    </style:style>
    <style:style style:name="T6" style:family="text">
      <style:text-properties fo:font-weight="normal" officeooo:rsid="00146dae" style:font-weight-asian="normal" style:font-weight-complex="normal"/>
    </style:style>
    <style:style style:name="T7" style:family="text">
      <style:text-properties fo:font-weight="normal" officeooo:rsid="00179ebc" style:font-weight-asian="normal" style:font-weight-complex="normal"/>
    </style:style>
    <style:style style:name="T8" style:family="text">
      <style:text-properties fo:font-weight="normal" officeooo:rsid="00195b72" style:font-weight-asian="normal" style:font-weight-complex="normal"/>
    </style:style>
    <style:style style:name="T9" style:family="text">
      <style:text-properties fo:font-weight="normal" officeooo:rsid="001b037a" style:font-weight-asian="normal" style:font-weight-complex="normal"/>
    </style:style>
    <style:style style:name="T10" style:family="text">
      <style:text-properties fo:font-weight="normal" officeooo:rsid="001e4beb" style:font-weight-asian="normal" style:font-weight-complex="normal"/>
    </style:style>
    <style:style style:name="T11" style:family="text">
      <style:text-properties fo:font-weight="normal" officeooo:rsid="001eb477" style:font-weight-asian="normal" style:font-weight-complex="normal"/>
    </style:style>
    <style:style style:name="T12" style:family="text">
      <style:text-properties fo:font-weight="normal" officeooo:rsid="001f4421" style:font-weight-asian="normal" style:font-weight-complex="normal"/>
    </style:style>
    <style:style style:name="T13" style:family="text">
      <style:text-properties fo:font-weight="normal" officeooo:rsid="0020c765" style:font-weight-asian="normal" style:font-weight-complex="normal"/>
    </style:style>
    <style:style style:name="T14" style:family="text">
      <style:text-properties fo:font-weight="normal" officeooo:rsid="002197d4" style:font-weight-asian="normal" style:font-weight-complex="normal"/>
    </style:style>
    <style:style style:name="T15" style:family="text">
      <style:text-properties fo:font-weight="normal" officeooo:rsid="00228f55" style:font-weight-asian="normal" style:font-weight-complex="normal"/>
    </style:style>
    <style:style style:name="T16" style:family="text">
      <style:text-properties fo:font-weight="normal" officeooo:rsid="00254ad1" style:font-weight-asian="normal" style:font-weight-complex="normal"/>
    </style:style>
    <style:style style:name="T17" style:family="text">
      <style:text-properties fo:font-weight="normal" officeooo:rsid="0025e4e0" style:font-weight-asian="normal" style:font-weight-complex="normal"/>
    </style:style>
    <style:style style:name="T18" style:family="text">
      <style:text-properties officeooo:rsid="00161263"/>
    </style:style>
    <style:style style:name="T19" style:family="text">
      <style:text-properties officeooo:rsid="001b037a"/>
    </style:style>
    <style:style style:name="T20" style:family="text">
      <style:text-properties officeooo:rsid="001b5b1e"/>
    </style:style>
    <style:style style:name="T21" style:family="text">
      <style:text-properties officeooo:rsid="001c4a3b"/>
    </style:style>
    <style:style style:name="T22" style:family="text">
      <style:text-properties officeooo:rsid="001dab4b"/>
    </style:style>
    <style:style style:name="T23" style:family="text">
      <style:text-properties officeooo:rsid="00228f55"/>
    </style:style>
    <style:style style:name="T24" style:family="text">
      <style:text-properties officeooo:rsid="00252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<text:span text:style-name="T21">Global </text:span><text:span text:style-name="T2">F</text:span>ounding <text:span text:style-name="T2">F</text:span>ather<text:span text:style-name="T21">s</text:span></text:p>
      <text:p text:style-name="Subtitle"><text:span text:style-name="T21">T</text:span>he <text:span text:style-name="T21">beginning of a New Era</text:span></text:p>
      <text:p text:style-name="P4"><text:s text:c="3"/><text:span text:style-name="T1">Many countries went through the transformation that resulted in democratization. Most of the</text:span><text:span text:style-name="T3">se</text:span><text:span text:style-name="T1"> installed a justice system that was </text:span><text:span text:style-name="T3">more equitable, </text:span><text:span text:style-name="T1">fair, and considered every member of </text:span><text:span text:style-name="T2">their </text:span><text:span text:style-name="T1">society equal. </text:span><text:span text:style-name="T2">In the US, - for example – this </text:span><text:span text:style-name="T3">time of transformation</text:span><text:span text:style-name="T2"> is considered the era of the “Founding Fathers”. </text:span><text:span text:style-name="T3">The US had the benefit of responding to an external force, and made this transformation. </text:span><text:span text:style-name="T22">It started a new era, b</text:span><text:span text:style-name="T3">ased upon ideas and principles that are still unraveling to date. I am sure, that examples can be mounted to many other countries, but let us use this as our pilot. </text:span><text:span text:style-name="T18">That being said:</text:span></text:p>
      <text:p text:style-name="P4"><text:span text:style-name="T4"/></text:p>
      <text:p text:style-name="P4"><text:span text:style-name="T4"><text:tab/>The whole planet needs to go through th</text:span><text:span text:style-name="T5">e</text:span><text:span text:style-name="T4"> “Founding Fathers” era. </text:span></text:p>
      <text:p text:style-name="P2"><text:span text:style-name="T4"/></text:p>
      <text:p text:style-name="P1"><text:span text:style-name="T4"><text:s text:c="3"/></text:span><text:span text:style-name="T6">Where new, simpler principles of justice system</text:span><text:span text:style-name="T10">s</text:span><text:span text:style-name="T6"> </text:span><text:span text:style-name="T10">are</text:span><text:span text:style-name="T6"> installed. More checks and balances to inequality is adopted. </text:span><text:span text:style-name="T10">M</text:span><text:span text:style-name="T6">ore freedom for wealth creation. </text:span><text:span text:style-name="T10">And t</text:span><text:span text:style-name="T6">he pursuit of happiness measures </text:span><text:span text:style-name="T7">should be </text:span><text:span text:style-name="T6">balanced in a way that creates a society </text:span><text:span text:style-name="T11">where</text:span><text:span text:style-name="T6"> everyone is furnished with basic dignities.</text:span><text:span text:style-name="T4"> <text:s text:c="2"/></text:span></text:p>
      <text:p text:style-name="P5"><text:span text:style-name="T12"><text:s text:c="2"/>T</text:span><text:span text:style-name="T6">his transition </text:span><text:span text:style-name="T16">could be / </text:span><text:span text:style-name="T6">should be self initiated by all countries, regardless of individual (country level) assertion of this need. </text:span><text:span text:style-name="T7">There is room </text:span><text:span text:style-name="T16">and opportunity </text:span><text:span text:style-name="T7">for improvement, for all. </text:span><text:span text:style-name="T12">And </text:span><text:span text:style-name="T16">it may commence </text:span><text:span text:style-name="T12">w</text:span><text:span text:style-name="T6">ithout the need to respond to </text:span><text:span text:style-name="T17">incidental </text:span><text:span text:style-name="T6">external stimulus.</text:span></text:p>
      <text:p text:style-name="P1"><text:span text:style-name="T7"><text:s text:c="4"/>How would this transition happen? … One might ask. </text:span><text:span text:style-name="T8">The answer to that question lies in the complex response, that this </text:span><text:span text:style-name="T13">document </text:span><text:span text:style-name="T8">is </text:span><text:span text:style-name="T13">attempting t</text:span><text:span text:style-name="T8">o address. </text:span><text:span text:style-name="T9">Perhaps some pointers, without committing to actionable resolution. <text:s/>The new era could / </text:span><text:span text:style-name="T14">should </text:span><text:span text:style-name="T9">start with a cultural change. </text:span><text:span text:style-name="T15">Here is one: </text:span><text:span text:style-name="T9">How about looking at people from another nation as equals. Not lesser, but not superior either. This single change would erase the very force that empires used throughout history: <text:s/>let’s invade – we are superior, they are inferior.</text:span></text:p>
      <text:p text:style-name="Text_20_body"><text:s text:c="3"/><text:span text:style-name="T19">Once th</text:span><text:span text:style-name="T23">is</text:span><text:span text:style-name="T19"> transition starts, unbelievable good things may result. For instance without the idea of superior / inferior </text:span><text:span text:style-name="T23">the </text:span><text:span text:style-name="T19">desire to rule / </text:span><text:span text:style-name="T23">invade </text:span><text:span text:style-name="T19">may fall away. On both sides of the ‘metaphorical’ border, things can equalize to the extent where judgment free co-existence ma</text:span><text:span text:style-name="T23">y</text:span><text:span text:style-name="T19"> result, and exchange </text:span><text:span text:style-name="T20">of culture, goods, wealth </text:span><text:span text:style-name="T23">and</text:span><text:span text:style-name="T20"> art opens up a </text:span><text:span text:style-name="T23">better</text:span><text:span text:style-name="T20"> existence that was unimaginable before. </text:span><text:span text:style-name="T23">We have examples of this very thing happening in recent memory </text:span><text:span text:style-name="T24">on the European sub continent.</text:span></text:p>
      <text:p text:style-name="Text_20_body"><text:s text:c="4"/><text:span text:style-name="T20">This was just one simple cultural adjustment. Imagine the good that may happen putting our minds to serious change in </text:span><text:span text:style-name="T24">that</text:span><text:span text:style-name="T20"> direction. </text:span><text:span text:style-name="T24">Corollary to our anthropoid nature and basic instincts, t</text:span><text:span text:style-name="T21">he road </text:span><text:span text:style-name="T23">ahead </text:span><text:span text:style-name="T21">looks promising.</text:span></text:p>
      <text:p text:style-name="Text_20_body"/>
      <text:p text:style-name="Text_20_body"/>
      <text:p text:style-name="P3"><text:tab/><text:tab/><text:tab/><text:tab/><text:tab/><text:tab/><text:tab/><text:tab/><text:tab/><text:tab/><text:tab/>– Peter Glen</text:p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9:49:19.563451263</meta:creation-date>
    <dc:date>2022-03-22T10:54:05.832468341</dc:date>
    <meta:editing-duration>PT1H4M34S</meta:editing-duration>
    <meta:editing-cycles>21</meta:editing-cycles>
    <meta:generator>LibreOffice/7.2.5.2$Linux_X86_64 LibreOffice_project/20$Build-2</meta:generator>
    <meta:document-statistic meta:table-count="0" meta:image-count="0" meta:object-count="0" meta:page-count="2" meta:paragraph-count="10" meta:word-count="412" meta:character-count="2552" meta:non-whitespace-character-count="2110"/>
  </office:meta>
</office:document-meta>
</file>